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1.1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36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ff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ee" style:font-name="Monospace" fo:language="none" fo:country="none" style:text-underline-style="solid" style:text-underline-width="auto" style:text-underline-color="font-color" style:font-name-asian="Monospace" style:language-asian="none" style:country-asian="none" style:font-name-complex="Monospace" style:language-complex="none" style:country-complex="none"/>
    </style:style>
    <style:style style:name="T1" style:family="text">
      <style:text-properties fo:color="#ff0000" style:font-name="Monospace" fo:font-size="10pt" style:font-name-asian="Monospace" style:font-name-complex="Monospace" style:font-size-asian="10pt" style:font-size-complex="10pt"/>
    </style:style>
    <style:style style:name="T2" style:family="text">
      <style:text-properties fo:color="#000000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office:value-type="string" calcext:value-type="string">
            <text:p>turtle-eval-bad-04.ttl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um-05.ttl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um-01.ttl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rtle-syntax-bad-prefix-03.tt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turtle-syntax-bad-prefix-02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prefix <text:s text:c="2"/>: xy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02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throws exce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09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throws exce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num-03.ttl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3-extras-04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no error reporting lex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blank-label-dot-end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05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07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uri-03.ttl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base-03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pname-02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fixedname has 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missing-ns-dot-end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v.:dd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pname-01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:a~b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esc-02.ttl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"\uWXYZ"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prefix-04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error <text:span text:style-name="T1">getOffendingTokenVerboseString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num-02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xer <text:span text:style-name="T2">123e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kw-04.ttl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prefix-01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prefix is defi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prefix-05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@prefix without 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14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ln-dash-start.ttl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:-o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16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13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sing Subj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pname-03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t the parser did great job “cannot recognize it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kw-05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missing-ns-dot-start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mv:an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ing-07.ttl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'''abc''''@en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ing-04.ttl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error at: '"abc'''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n3-extras-01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15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ing-06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esc-03.ttl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line 2 <text:s/>&lt;http://www.w3.org/2013/TurtleTests/s&gt; &lt;http://www.w3.org/2013/TurtleTests/p&gt; "\U0000WXYZ"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eval-bad-02.ttl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ex 3C is &lt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04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n3-extras-03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esc-01.ttl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"a\zb" . Esca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n3-extras-07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 + find if there is a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eval-bad-03.ttl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ex 3E is &gt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LITERAL2_with_langtag_and_datatype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uri-04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01.ttl</text:p>
          </table:table-cell>
          <table:table-cell office:value-type="string" calcext:value-type="string">
            <text:p>1*</text:p>
          </table:table-cell>
          <table:table-cell table:style-name="ce9" office:value-type="string" calcext:value-type="string">
            <text:p>ArrayIndexOutOfBoundsExce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n3-extras-10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 2 toke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ing-05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ArrayIndexOutOfBoundsExce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number-dot-in-anon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ln-escape-start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lang-01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uri-01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ing-02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3-extras-06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3-extras-08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kw-02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-08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-03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-12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3-extras-02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3-extras-09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3-extras-12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kw-03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3-extras-11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ing-03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base-01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base-02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-10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esc-04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uri-02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3-extras-13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kw-01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uri-05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eval-bad-01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3-extras-05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-11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um-04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s-dot-start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ing-01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-06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s-dot-end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-17.t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ln-escape.ttl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7">00/00/0000</text:date>, <text:time style:data-style-name="N2" text:time-value="16:26:58.9908360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20:25:54.702172274</meta:creation-date>
    <dc:date>2018-05-07T16:42:07.399361528</dc:date>
    <meta:editing-duration>P1DT11H37M42S</meta:editing-duration>
    <meta:editing-cycles>31</meta:editing-cycles>
    <meta:generator>LibreOffice/5.4.5.1$Linux_X86_64 LibreOffice_project/40m0$Build-1</meta:generator>
    <meta:document-statistic meta:table-count="1" meta:cell-count="169" meta:object-count="0"/>
  </office:meta>
</office:document-meta>
</file>